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5.229cm" fo:min-width="4.97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ff0000" draw:fill="solid" draw:fill-color="#ff0000" draw:opacity="20%" draw:textarea-horizontal-align="justify" draw:textarea-vertical-align="middle" draw:auto-grow-height="false" fo:min-height="5.229cm" fo:min-width="4.979cm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3.74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dash" draw:stroke-dash="Dashed_20__28_var_29_" draw:fill="none" draw:textarea-vertical-align="middle"/>
    </style:style>
    <style:style style:name="gr9" style:family="graphic" style:parent-style-name="standard">
      <style:graphic-properties svg:stroke-color="#eeeeee" draw:fill-color="#eeeeee" draw:textarea-horizontal-align="justify" draw:textarea-vertical-align="middle" draw:auto-grow-height="false" fo:min-height="5.947cm" fo:min-width="5.697cm"/>
    </style:style>
    <style:style style:name="gr10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11" style:family="graphic" style:parent-style-name="standard">
      <style:graphic-properties draw:stroke="none" svg:stroke-color="#eeeeee" draw:fill-color="#eeeeee" draw:opacity="50%" draw:textarea-horizontal-align="justify" draw:textarea-vertical-align="middle" draw:auto-grow-height="false" fo:min-height="5.947cm" fo:min-width="5.697cm"/>
    </style:style>
    <style:style style:name="gr12" style:family="graphic" style:parent-style-name="standard">
      <style:graphic-properties draw:stroke="none" draw:opacity="50%" draw:textarea-horizontal-align="justify" draw:textarea-vertical-align="middle" draw:auto-grow-height="false" fo:min-height="0.11cm" fo:min-width="0cm"/>
    </style:style>
    <style:style style:name="gr13" style:family="graphic" style:parent-style-name="standard">
      <style:graphic-properties draw:fill="none" draw:textarea-vertical-align="middle" draw:auto-grow-height="false" fo:min-height="3.795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2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0000" draw:opacity="20%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7pt" fo:font-weight="bold" style:font-size-asian="7pt" style:font-size-complex="7pt"/>
    </style:style>
    <style:style style:name="P8" style:family="paragraph">
      <loext:graphic-properties draw:fill="none" draw:fill-color="#ffffff"/>
      <style:paragraph-properties fo:text-align="center"/>
      <style:text-properties fo:font-size="7pt" fo:font-weight="bold" style:font-size-asian="7pt" style:font-size-complex="7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eeeeee" draw:opacity="50%"/>
      <style:paragraph-properties fo:text-align="center"/>
    </style:style>
    <style:style style:name="P12" style:family="paragraph">
      <loext:graphic-properties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652cm" svg:y1="1.889cm" svg:x2="10.779cm" svg:y2="26.019cm">
          <text:p/>
        </draw:line>
        <draw:custom-shape draw:style-name="gr2" draw:text-style-name="P2" draw:layer="layout" svg:width="7.747cm" svg:height="7.747cm" svg:x="2.905cm" svg:y="-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747cm" svg:height="7.747cm" svg:x="10.652cm" svg:y="-2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905cm" svg:y1="1cm" svg:x2="3.159cm" svg:y2="26.527cm">
          <text:p/>
        </draw:line>
        <draw:line draw:style-name="gr1" draw:text-style-name="P1" draw:layer="layout" svg:x1="18.526cm" svg:y1="1cm" svg:x2="18.399cm" svg:y2="25.892cm">
          <text:p/>
        </draw:line>
        <draw:g>
          <draw:custom-shape draw:style-name="gr2" draw:text-style-name="P2" draw:layer="layout" svg:width="7.747cm" svg:height="7.747cm" svg:x="6.605cm" svg:y="6.5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254cm" svg:height="0.254cm" svg:x="10.351cm" svg:y="10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7.747cm" svg:height="7.747cm" svg:x="10.796cm" svg:y="6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54cm" svg:height="0.254cm" svg:x="14.542cm" svg:y="10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6" draw:layer="layout" svg:width="0.635cm" svg:height="4.219cm" draw:transform="skewX (0.000523598775598295) rotate (-1.65125600531184) translate (14.646cm 9.91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8" draw:layer="layout" svg:width="4.325cm" svg:height="0.522cm" draw:transform="rotate (-0.0956440430092898) translate (10.533cm 9.382cm)">
          <draw:text-box>
            <text:p text:style-name="P7">X on left→X+1 on right = any dist</text:p>
          </draw:text-box>
        </draw:frame>
        <draw:g>
          <draw:custom-shape draw:style-name="gr4" draw:text-style-name="P4" draw:layer="layout" svg:width="7.747cm" svg:height="7.747cm" svg:x="6.842cm" svg:y="7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254cm" svg:height="0.254cm" svg:x="10.588cm" svg:y="11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text-style-name="P1" draw:layer="layout" svg:x1="4.302cm" svg:y1="10.525cm" svg:x2="19.542cm" svg:y2="10.398cm">
          <text:p/>
        </draw:line>
        <draw:line draw:style-name="gr8" draw:text-style-name="P1" draw:layer="layout" svg:x1="4.302cm" svg:y1="10.906cm" svg:x2="19.542cm" svg:y2="10.779cm">
          <text:p/>
        </draw:line>
        <draw:line draw:style-name="gr8" draw:text-style-name="P1" draw:layer="layout" svg:x1="4.175cm" svg:y1="11.414cm" svg:x2="19.415cm" svg:y2="11.287cm">
          <text:p/>
        </draw:line>
        <draw:frame draw:style-name="gr7" draw:text-style-name="P9" draw:layer="layout" svg:width="11.657cm" svg:height="1.657cm" svg:x="5.826cm" svg:y="5.439cm">
          <draw:text-box>
            <text:p>The candidates MUST be on previous 2</text:p>
            <text:p>OR MUST be on next 2 positions</text:p>
          </draw:text-box>
        </draw:frame>
      </draw:page>
      <draw:page draw:name="page2" draw:style-name="dp1" draw:master-page-name="Default">
        <draw:g>
          <draw:custom-shape draw:style-name="gr9" draw:text-style-name="P10" draw:layer="layout" svg:width="8.763cm" svg:height="8.763cm" svg:x="12.049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508cm" svg:height="0.508cm" svg:x="16.176cm" svg:y="5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7.51cm" svg:y1="5.381cm" svg:x2="5.826cm" svg:y2="5.381cm">
          <text:p/>
        </draw:line>
        <draw:g>
          <draw:custom-shape draw:style-name="gr11" draw:text-style-name="P11" draw:layer="layout" svg:width="8.763cm" svg:height="8.763cm" svg:x="7.706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508cm" svg:height="0.508cm" svg:x="11.833cm" svg:y="5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2.176cm" svg:y1="0.365cm" svg:x2="12.049cm" svg:y2="15.224cm">
          <text:p/>
        </draw:line>
        <draw:g>
          <draw:custom-shape draw:style-name="gr11" draw:text-style-name="P11" draw:layer="layout" svg:width="8.763cm" svg:height="8.763cm" svg:x="9.89cm" svg:y="4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508cm" svg:height="0.508cm" svg:x="14.017cm" svg:y="8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6.494cm" svg:y1="0.619cm" svg:x2="16.367cm" svg:y2="15.478cm">
          <text:p/>
        </draw:line>
        <draw:custom-shape draw:style-name="gr13" draw:text-style-name="P1" draw:layer="layout" svg:width="0.864cm" svg:height="4.267cm" draw:transform="rotate (-1.5707963267949) translate (16.443cm 3.99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" draw:text-style-name="P1" draw:layer="layout" svg:x1="6.08cm" svg:y1="9.191cm" svg:x2="19.923cm" svg:y2="9.191cm">
          <text:p/>
        </draw:line>
        <draw:frame draw:style-name="gr7" draw:text-style-name="P9" draw:layer="layout" svg:width="7.546cm" svg:height="4.469cm" svg:x="13.222cm" svg:y="10.265cm">
          <draw:text-box>
            <text:p>Any point below this line</text:p>
            <text:p>is &gt; delta distance.</text:p>
            <text:p>So is impossible to find </text:p>
            <text:p>a point closer after the</text:p>
            <text:p>second point in the same</text:p>
            <text:p>side.</text:p>
          </draw:text-box>
        </draw:frame>
        <draw:line draw:style-name="gr14" draw:text-style-name="P1" draw:layer="layout" svg:x1="19.034cm" svg:y1="10.398cm" svg:x2="19.161cm" svg:y2="9.255cm">
          <text:p/>
        </draw:line>
      </draw:page>
      <draw:page draw:name="page3" draw:style-name="dp1" draw:master-page-name="Default">
        <draw:g>
          <draw:custom-shape draw:style-name="gr9" draw:text-style-name="P10" draw:layer="layout" svg:width="8.763cm" svg:height="8.763cm" svg:x="7.749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3" draw:layer="layout" svg:width="0.508cm" svg:height="0.508cm" svg:x="11.876cm" svg:y="5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7.51cm" svg:y1="5.381cm" svg:x2="5.826cm" svg:y2="5.381cm">
          <text:p/>
        </draw:line>
        <draw:line draw:style-name="gr1" draw:text-style-name="P1" draw:layer="layout" svg:x1="12.176cm" svg:y1="0.365cm" svg:x2="12.049cm" svg:y2="15.224cm">
          <text:p/>
        </draw:line>
        <draw:g>
          <draw:custom-shape draw:style-name="gr11" draw:text-style-name="P11" draw:layer="layout" svg:width="8.763cm" svg:height="8.763cm" svg:x="12.09cm" svg:y="0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0.508cm" svg:height="0.508cm" svg:x="16.217cm" svg:y="5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16.494cm" svg:y1="0.619cm" svg:x2="16.367cm" svg:y2="15.478cm">
          <text:p/>
        </draw:line>
        <draw:line draw:style-name="gr1" draw:text-style-name="P1" draw:layer="layout" svg:x1="6.08cm" svg:y1="9.191cm" svg:x2="19.923cm" svg:y2="9.191cm">
          <text:p/>
        </draw:line>
        <draw:line draw:style-name="gr15" draw:text-style-name="P1" draw:layer="layout" svg:x1="13.7cm" svg:y1="3.54cm" svg:x2="12.43cm" svg:y2="4.937cm">
          <text:p text:style-name="P3"/>
        </draw:line>
        <draw:frame draw:style-name="gr7" draw:text-style-name="P9" draw:layer="layout" svg:width="9.083cm" svg:height="3.063cm" svg:x="11.795cm" svg:y="1.112cm">
          <draw:text-box>
            <text:p text:style-name="P3">The next point is in the</text:p>
            <text:p text:style-name="P3">same position. This is possible</text:p>
            <text:p text:style-name="P3">because this point is in the</text:p>
            <text:p text:style-name="P3">opposite side.</text:p>
          </draw:text-box>
        </draw:frame>
        <draw:line draw:style-name="gr14" draw:text-style-name="P1" draw:layer="layout" svg:x1="17.383cm" svg:y1="6.334cm" svg:x2="16.748cm" svg:y2="5.699cm">
          <text:p/>
        </draw:line>
        <draw:frame draw:style-name="gr7" draw:text-style-name="P9" draw:layer="layout" svg:width="4.939cm" svg:height="0.954cm" svg:x="15.478cm" svg:y="6.396cm">
          <draw:text-box>
            <text:p>Second nearest</text:p>
          </draw:text-box>
        </draw:frame>
        <draw:line draw:style-name="gr14" draw:text-style-name="P1" draw:layer="layout" svg:x1="14.716cm" svg:y1="10.398cm" svg:x2="14.335cm" svg:y2="9.382cm">
          <text:p/>
        </draw:line>
        <draw:frame draw:style-name="gr7" draw:text-style-name="P9" draw:layer="layout" svg:width="11.073cm" svg:height="3.063cm" svg:x="9.763cm" svg:y="11.16cm">
          <draw:text-box>
            <text:p>Next neareast possible is</text:p>
            <text:p>already &gt; delta distance. So it is also </text:p>
            <text:p>Impossible to find a nearest point </text:p>
            <text:p>after the second on the opposite side.</text:p>
          </draw:text-box>
        </draw:frame>
      </draw:page>
      <draw:page draw:name="page4" draw:style-name="dp1" draw:master-page-name="Default">
        <draw:frame draw:style-name="gr7" draw:text-style-name="P9" draw:layer="layout" svg:width="14.243cm" svg:height="17.826cm" svg:x="6.588cm" svg:y="2.143cm">
          <draw:text-box>
            <text:p>So it is impossible to find a nearest point</text:p>
            <text:p>on the opposite side after the second on the </text:p>
            <text:p>same side. So we can safely ignore every points </text:p>
            <text:p>after the second on the same side.</text:p>
            <text:p/>
            <text:p>But we can also ignore every point after the </text:p>
            <text:p>second on the opposite side.</text:p>
            <text:p/>
            <text:p>Given that we can only have point on the same </text:p>
            <text:p>or the opposite side. It is guaranteed to be not </text:p>
            <text:p>after the fourth point.</text:p>
            <text:p/>
            <text:p>xi on left, xi+1 on left, xi+2 on left: done</text:p>
            <text:p>xi on left, xi+1 on right, xi+2 on right: done</text:p>
            <text:p/>
            <text:p>xi on left</text:p>
            <text:p>xi+1 on left</text:p>
            <text:p>xi+2 on right</text:p>
            <text:p>xi+3 on right: done</text:p>
            <text:p/>
            <text:p>Xi on left</text:p>
            <text:p>Xi+1 on left</text:p>
            <text:p>Xi+2 on right</text:p>
            <text:p>Xi+3 on left: done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10:44:03.834000000</meta:creation-date>
    <dc:date>2017-08-04T12:50:57.379000000</dc:date>
    <meta:editing-duration>PT2M17S</meta:editing-duration>
    <meta:editing-cycles>1</meta:editing-cycles>
    <meta:document-statistic meta:object-count="53"/>
    <meta:generator>LibreOffice/5.3.1.2$Windows_x86 LibreOffice_project/e80a0e0fd1875e1696614d24c32df0f95f03deb2</meta:generator>
  </office:meta>
</office:document-meta>
</file>